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40pt" style:font-size-asian="40pt" style:font-size-complex="40pt"/>
    </style:style>
    <style:style style:name="P2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4" style:parent-style-name="Standard" style:family="paragraph">
      <style:text-properties style:font-name="Times New Roman" fo:font-size="40pt" style:font-size-asian="40pt" style:font-size-complex="40pt"/>
    </style:style>
    <style:style style:name="P5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6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7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8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9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10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11" style:parent-style-name="Standard" style:family="paragraph">
      <style:paragraph-properties fo:text-align="center"/>
      <style:text-properties style:font-name="Times New Roman" fo:font-size="40pt" style:font-size-asian="40pt" style:font-size-complex="40pt"/>
    </style:style>
    <style:style style:name="P12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Times New Roman" fo:font-size="14.5pt" style:font-size-asian="14.5pt" style:font-size-complex="16.5pt"/>
    </style:style>
    <style:style style:name="P20" style:parent-style-name="Standard" style:family="paragraph">
      <style:paragraph-properties fo:text-align="center"/>
      <style:text-properties style:font-name="Times New Roman" fo:font-size="14.5pt" style:font-size-asian="14.5pt" style:font-size-complex="16.5pt" fo:language="uk" fo:country="UA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2" style:parent-style-name="Standard" style:family="paragraph">
      <style:text-properties style:font-name="Times New Roman" fo:font-size="10pt" style:font-size-asian="10pt" style:font-size-complex="10pt"/>
    </style:style>
    <style:style style:name="P23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6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2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1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1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4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8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49" style:parent-style-name="Standard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50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51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52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</style:style>
    <style:style style:name="T5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54" style:parent-style-name="Основнойшрифтабзаца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font-size="10pt" style:font-size-asian="10pt" style:font-size-complex="10pt" fo:language="uk" fo:country="UA"/>
    </style:style>
    <style:style style:name="T56" style:parent-style-name="Основнойшрифтабзаца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58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59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60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</style:style>
    <style:style style:name="T6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65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66" style:parent-style-name="Standard" style:family="paragraph">
      <style:paragraph-properties fo:text-align="justify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67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69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0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71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7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7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7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75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76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7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7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79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 fo:language="uk" fo:country="UA"/>
    </style:style>
    <style:style style:name="P8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2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83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8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8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89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9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9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fo:font-size="10pt" style:font-size-asian="10pt" style:font-size-complex="10pt"/>
    </style:style>
    <style:style style:name="P92" style:parent-style-name="Standard" style:family="paragraph">
      <style:paragraph-properties>
        <style:tab-stops>
          <style:tab-stop style:type="left" style:position="0.7118in"/>
        </style:tab-stops>
      </style:paragraph-properties>
    </style:style>
    <style:style style:name="T93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9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9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9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1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1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1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language="uk" fo:country="UA"/>
    </style:style>
    <style:style style:name="P11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Column130" style:family="table-column">
      <style:table-column-properties style:column-width="1.627in" style:use-optimal-column-width="false"/>
    </style:style>
    <style:style style:name="TableColumn131" style:family="table-column">
      <style:table-column-properties style:column-width="1.8618in" style:use-optimal-column-width="false"/>
    </style:style>
    <style:style style:name="TableColumn132" style:family="table-column">
      <style:table-column-properties style:column-width="3.2034in" style:use-optimal-column-width="false"/>
    </style:style>
    <style:style style:name="Table129" style:family="table">
      <style:table-properties style:width="6.6923in" fo:margin-left="0.0312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1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138" style:family="table-cell">
      <style:table-cell-properties fo:border="0.0034in solid #000000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140" style:family="table-row">
      <style:table-row-properties style:min-row-height="1.1819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fo:font-size="10pt" style:font-size-asian="10pt" style:font-size-complex="10pt"/>
    </style:style>
    <style:style style:name="P143" style:parent-style-name="TableContents" style:family="paragraph">
      <style:text-properties style:font-name="Times New Roman" fo:font-size="10pt" style:font-size-asian="10pt" style:font-size-complex="10pt"/>
    </style:style>
    <style:style style:name="P144" style:parent-style-name="TableContents" style:family="paragraph">
      <style:text-properties style:font-name="Times New Roman" fo:font-size="10pt" style:font-size-asian="10pt" style:font-size-complex="10pt"/>
    </style:style>
    <style:style style:name="P145" style:parent-style-name="TableContents" style:family="paragraph">
      <style:text-properties style:font-name="Times New Roman" fo:font-size="10pt" style:font-size-asian="10pt" style:font-size-complex="10pt"/>
    </style:style>
    <style:style style:name="P146" style:parent-style-name="TableContents" style:family="paragraph">
      <style:text-properties style:font-name="Times New Roman" fo:font-size="10pt" style:font-size-asian="10pt" style:font-size-complex="10pt"/>
    </style:style>
    <style:style style:name="P147" style:parent-style-name="TableContents" style:family="paragraph">
      <style:text-properties style:font-name="Times New Roman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Times New Roman" fo:font-size="10pt" style:font-size-asian="10pt" style:font-size-complex="10pt"/>
    </style:style>
    <style:style style:name="P150" style:parent-style-name="TableContents" style:family="paragraph">
      <style:text-properties style:font-name="Times New Roman" fo:font-size="10pt" style:font-size-asian="10pt" style:font-size-complex="10pt"/>
    </style:style>
    <style:style style:name="P151" style:parent-style-name="TableContents" style:family="paragraph">
      <style:text-properties style:font-name="Times New Roman" fo:font-size="10pt" style:font-size-asian="10pt" style:font-size-complex="10pt"/>
    </style:style>
    <style:style style:name="P152" style:parent-style-name="TableContents" style:family="paragraph">
      <style:text-properties style:font-name="Times New Roman" fo:font-size="10pt" style:font-size-asian="10pt" style:font-size-complex="10pt"/>
    </style:style>
    <style:style style:name="P153" style:parent-style-name="TableContents" style:family="paragraph">
      <style:text-properties style:font-name="Times New Roman" fo:font-size="10pt" style:font-size-asian="10pt" style:font-size-complex="10pt"/>
    </style:style>
    <style:style style:name="P154" style:parent-style-name="TableContents" style:family="paragraph">
      <style:text-properties style:font-name="Times New Roman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Times New Roman" fo:font-size="10pt" style:font-size-asian="10pt" style:font-size-complex="10pt"/>
    </style:style>
    <style:style style:name="P157" style:parent-style-name="TableContents" style:family="paragraph">
      <style:text-properties style:font-name="Times New Roman" fo:font-size="10pt" style:font-size-asian="10pt" style:font-size-complex="10pt"/>
    </style:style>
    <style:style style:name="P158" style:parent-style-name="TableContents" style:family="paragraph">
      <style:text-properties style:font-name="Times New Roman" fo:font-size="10pt" style:font-size-asian="10pt" style:font-size-complex="10pt"/>
    </style:style>
    <style:style style:name="P159" style:parent-style-name="TableContents" style:family="paragraph">
      <style:text-properties style:font-name="Times New Roman" fo:font-size="10pt" style:font-size-asian="10pt" style:font-size-complex="10pt"/>
    </style:style>
    <style:style style:name="P160" style:parent-style-name="TableContents" style:family="paragraph">
      <style:text-properties style:font-name="Times New Roman" fo:font-size="10pt" style:font-size-asian="10pt" style:font-size-complex="10pt"/>
    </style:style>
    <style:style style:name="P16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style:text-position="sub 65%" fo:font-size="10pt" style:font-size-asian="10pt" style:font-size-complex="10pt"/>
    </style:style>
    <style:style style:name="P16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style:text-position="sub 65%" fo:font-size="10pt" style:font-size-asian="10pt" style:font-size-complex="10pt"/>
    </style:style>
    <style:style style:name="P16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style:text-position="sub 65%" fo:font-size="10pt" style:font-size-asian="10pt" style:font-size-complex="10pt"/>
    </style:style>
    <style:style style:name="P16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style:text-position="sub 65%" fo:font-size="10pt" style:font-size-asian="10pt" style:font-size-complex="10pt"/>
    </style:style>
    <style:style style:name="P165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6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69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70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71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172" style:parent-style-name="Standard" style:list-style-name="LFO1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3" style:parent-style-name="Standard" style:list-style-name="LFO1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4" style:parent-style-name="Standard" style:list-style-name="LFO1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5" style:parent-style-name="Standard" style:list-style-name="LFO1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6" style:parent-style-name="Standard" style:list-style-name="LFO1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3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4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5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6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language="uk" fo:country="UA"/>
    </style:style>
    <style:style style:name="P197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8" style:parent-style-name="Standard" style:family="paragraph">
      <style:paragraph-properties fo:text-align="center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9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20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02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03" style:parent-style-name="Standard" style:list-style-name="LFO2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4" style:parent-style-name="Standard" style:list-style-name="LFO2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5" style:parent-style-name="Standard" style:list-style-name="LFO2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6" style:parent-style-name="Standard" style:list-style-name="LFO2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7" style:parent-style-name="Standard" style:list-style-name="LFO2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8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09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0" style:parent-style-name="Standard" style:family="paragraph">
      <style:paragraph-properties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1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12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13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4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5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6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7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8" style:parent-style-name="Standard" style:family="paragraph">
      <style:paragraph-properties fo:margin-left="0.0062in">
        <style:tab-stops>
          <style:tab-stop style:type="left" style:position="0.71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219" style:parent-style-name="Standard" style:family="paragraph">
      <style:paragraph-properties fo:text-align="center" fo:margin-left="0.0062in">
        <style:tab-stops>
          <style:tab-stop style:type="left" style:position="0.7118in"/>
        </style:tab-stops>
      </style:paragraph-properties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uk" fo:country="UA"/>
    </style:style>
  </office:automatic-styles>
  <office:body>
    <office:text text:use-soft-page-breaks="true">
      <text:p text:style-name="P1">АППАРАТ</text:p>
      <text:p text:style-name="P2"/>
      <text:p text:style-name="P3">УПАКОВОЧНЫЙ</text:p>
      <text:p text:style-name="P4"><text:s text:c="8"/><text:s text:c="3"/>(термокамера) <text:s/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ПАСПОРТ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ОПИСАНИЕ МАШИН</text:p>
      <text:p text:style-name="P22"/>
      <text:p text:style-name="P23">Термокамера― очень компактная ручная машина для упаковки предметов искусственной стягивающейся<text:s/><text:soft-page-break/>плёнкой.</text:p>
      <text:p text:style-name="P24"/>
      <text:p text:style-name="P25">С помощью машины могут быть упакованы в плёнку один или более предметов различной формы и формата. По желанию, эта плёнка может усаживаться вокруг предмета путём воздействия горячим воздухом. Таким образом могут быть упакованы предметы из практически любого материала, а также продукты питания, если они могут быть упакованы в плёнку.</text:p>
      <text:p text:style-name="P26"/>
      <text:p text:style-name="P27">НЕЛЬЗЯ УПАКОВЫВАТЬ СЛЕДУЮЩИЕ ПРЕДМЕТЫ:</text:p>
      <text:p text:style-name="P28"/>
      <text:p text:style-name="P29">незакреплённый гранулят;</text:p>
      <text:p text:style-name="P30"/>
      <text:p text:style-name="P31">жидкие или содержащие желатин продукты, если они не находятся в соответствующей упаковке;</text:p>
      <text:p text:style-name="P32"/>
      <text:p text:style-name="P33">скоропортящиеся продукты;</text:p>
      <text:p text:style-name="P34"/>
      <text:p text:style-name="P35">взрывоопасные вещества;</text:p>
      <text:p text:style-name="P36"/>
      <text:p text:style-name="P37">В случае применения машины для упаковки открытых продуктов питания должна использоваться соответствующая искусственная плёнка.</text:p>
      <text:p text:style-name="P38"/>
      <text:p text:style-name="P39">Аппарат не обеспечивает герметичность упаковки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ТЕХНИЧЕСКАЯ ХАРАКТЕРИСТИКА</text:p>
      <text:p text:style-name="P48"/>
      <text:p text:style-name="P49">Электрическая сеть....................................................................................................................~ 220 В, 50 Гц</text:p>
      <text:p text:style-name="P50">Мощность:<text:s/>максимальная.......................................................................................................................................2200 Вт</text:p>
      <text:p text:style-name="P51">средняя.................................................................................................................................................1000 Вт</text:p>
      <text:p text:style-name="P52"><text:span text:style-name="T53">Температура в рабочей камере <text:s text:c="2"/>….. ..............................................................................................до</text:span><text:span text:style-name="T54"><text:s/></text:span><text:span text:style-name="T55">9</text:span><text:span text:style-name="T56">0°</text:span><text:span text:style-name="T57"><text:s/>С</text:span></text:p>
      <text:p text:style-name="P58">Регулирование температуры................................................................................................бесступенчатое <text:s/></text:p>
      <text:p text:style-name="P59">Производительность................................................................................................................до 240 пак/час</text:p>
      <text:p text:style-name="P60"><text:span text:style-name="T61">Габаритные размеры, BxLxH, мм...</text:span><text:span text:style-name="T62">..........................................................................................</text:span><text:span text:style-name="T63">6</text:span><text:span text:style-name="T64">00x700x200</text:span></text:p>
      <text:p text:style-name="P65">Масса, кг.................................................................................................................................................до 25</text:p>
      <text:p text:style-name="P66"/>
      <text:p text:style-name="P67"/>
      <text:p text:style-name="P68"/>
      <text:p text:style-name="P69"/>
      <text:p text:style-name="P70">МОНТАЖ УПАКОВОЧНОЙ МАШИНЫ</text:p>
      <text:p text:style-name="P71"/>
      <text:p text:style-name="P72">Установите машину на рабочую плоскость. Убедитесь, что все ножки машины хорошо прилегли и что машина находится в горизонтальном положении. Выровняйте машину, если это необходимо.</text:p>
      <text:p text:style-name="P73">Снимите защитную плёнку с прозрачного<text:s/>колпака, уберите пакет с запасными частями. Установите решётку на шурупы. <text:s/>Колпак должен оставаться всегда открытым при неиспользовании машины.</text:p>
      <text:p text:style-name="P74"/>
      <text:p text:style-name="P75">УСТАНОВКА РУЛОНА ПЛЁНКИ</text:p>
      <text:p text:style-name="P76"/>
      <text:p text:style-name="P77">Расслабьте блокировку конусов на наматывающем вале;</text:p>
      <text:p text:style-name="P78">Вставьте наматывающий вал в рулон<text:s/>плёнки и закрепите оба конуса винтами так, чтобы рулон был жёстко заблокирован. Обратите внимание на то, что открытая часть плёнки должна быть обращена к машине.</text:p>
      <text:p text:style-name="P79">1</text:p>
      <text:p text:style-name="P80"/>
      <text:p text:style-name="P81"/>
      <text:p text:style-name="P82">ЗАПРАВКА ПЛЁНКИ</text:p>
      <text:p text:style-name="P83"/>
      <text:p text:style-name="P84">Заправьте плёнку так, чтобы нижняя и верхняя часть полурукава были под и<text:s/>над пластиной для разделения<text:s/><text:soft-page-break/>плёнки.</text:p>
      <text:p text:style-name="P85"/>
      <text:p text:style-name="P86"/>
      <text:p text:style-name="P87"/>
      <text:p text:style-name="P88">РАБОТА МАШИНЫ</text:p>
      <text:p text:style-name="P89"/>
      <text:p text:style-name="P90">Перед началом работы убедитесь, что главный выключатель стоит на нуле и вилка вынута из розетки.</text:p>
      <text:p text:style-name="P91">Машина включается с помощью главного выключателя.</text:p>
      <text:p text:style-name="P92"><text:span text:style-name="T93">Для запуска машины нажмите кнопку<text:s/></text:span><text:span text:style-name="T94">“включить-выключи</text:span><text:span text:style-name="T95">ть”. Загорится контрольная лампочка “СЕТЬ”.</text:span></text:p>
      <text:p text:style-name="P96">Установите с помощью регуляторов необходимую температуру.</text:p>
      <text:p text:style-name="P97">Установите с помощью регулятора необходимое время запайки и обрезки плёнки (зависит от материала и толщины плёнки)</text:p>
      <text:p text:style-name="P98">Закройте крышку машины. Вентилятор<text:s/>позволит равномерно прогреть установку.</text:p>
      <text:p text:style-name="P99"/>
      <text:p text:style-name="P100">Перед началом работы Вы должны подождать около 15 минут для того, чтобы <text:s/>аппарат достиг необходимой температуры.</text:p>
      <text:p text:style-name="P101"/>
      <text:p text:style-name="P102">Оттяните заправленную в роликовый держатель плёнку в сторону спайки (налево от Вас, если Вы стоите<text:s/>перед прибором) и подержите ручку прозрачного колпака примерно 10 секунд нажатой вниз так, чтобы первая спайка была произведена без продукта, левая сторона плёнки закрылась и получилось некоторое подобие кармана.</text:p>
      <text:p text:style-name="P103"/>
      <text:p text:style-name="P104">Положите предмет, предназначенный для спайки, между верхней и нижней сторонами кармана, образованного плёнкой, установите его в камеру на решётку на расстоянии примерно 2 см от переднего правого угла области спайки. Оптимальное расстояние зависит от размеров предмета.</text:p>
      <text:p text:style-name="P105"/>
      <text:p text:style-name="P106">Закройте колпак, подержите ручку нажатой примерно 10 секунд и оторвите выступающую плёнку рукой. Оставляйте колпак закрытым до тех пор, пока плёнка плотно не обтянет предмет (процесс можно наблюдать через прозрачный колпак).</text:p>
      <text:p text:style-name="P107"/>
      <text:p text:style-name="P108">Откройте колпак, выньте запаянный продукт из прибора. Теперь вы можете начинать второй <text:s/>цикл.</text:p>
      <text:p text:style-name="P109"/>
      <text:p text:style-name="P110"/>
      <text:p text:style-name="P111">ПЕРИОДИЧЕСКИЙ УХОД</text:p>
      <text:p text:style-name="P112"/>
      <text:p text:style-name="P113">Перед началом работ по уходу убедитесь, что главный выключатель стоит на нуле и штепсель вынут из розетки.</text:p>
      <text:p text:style-name="P114"/>
      <text:p text:style-name="P115">Так как АП-3 работает с плёнкой, после определённого числа произведенных работ может случиться, что остатки плёнки осядут на сварочной проволоке. Это ведёт к некачественным спаечным швам.</text:p>
      <text:p text:style-name="P116">Чтобы устранить эти недостатки, достаточно произвести 2-3 спайки без продукта, чтобы осевшие на сварочной</text:p>
      <text:p text:style-name="P117"><text:s/>проволоке остатки плёнки разогрелись и их можно было вытереть тряпочкой.</text:p>
      <text:p text:style-name="P118">2</text:p>
      <text:p text:style-name="P119"/>
      <text:p text:style-name="P120">Для очистки прозрачного колпака используйте смоченную в спирте или в жидкости для чистки стекла тряпочку.</text:p>
      <text:p text:style-name="P121"/>
      <text:p text:style-name="P122">Ванна прибора, в которой находится нагнетатель воздуха, должна тщательно очищаться пылесосом. Крышку нагнетателя воздуха можно отвинтить, чтобы можно было почистить смоченной в спирте или в жидкости для очистки стекла тряпочкой всю область ванны.</text:p>
      <text:p text:style-name="P123"/>
      <text:p text:style-name="P124">Никогда не чистите лакированные части прибора растворителем!</text:p>
      <text:p text:style-name="P125"/>
      <text:p text:style-name="P126">Исключайте любое попадание воды или жидкости во внутренние части прибора.</text:p>
      <text:p text:style-name="P127"/>
      <text:p text:style-name="P128">ОЧИСТКА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Части прибора</text:p>
          </table:table-cell>
          <table:table-cell table:style-name="TableCell136">
            <text:p text:style-name="P137">Частота</text:p>
          </table:table-cell>
          <table:table-cell table:style-name="TableCell138">
            <text:p text:style-name="P139">Средство для очистки</text:p>
          </table:table-cell>
        </table:table-row>
        <text:soft-page-break/>
        <table:table-row table:style-name="TableRow140">
          <table:table-cell table:style-name="TableCell141">
            <text:p text:style-name="P142">сварочная проволока</text:p>
            <text:p text:style-name="P143"/>
            <text:p text:style-name="P144">прозрачный колпак</text:p>
            <text:p text:style-name="P145"/>
            <text:p text:style-name="P146"/>
            <text:p text:style-name="P147">ванна</text:p>
          </table:table-cell>
          <table:table-cell table:style-name="TableCell148">
            <text:p text:style-name="P149">не реже 1 раза в день</text:p>
            <text:p text:style-name="P150"/>
            <text:p text:style-name="P151">по мере необходимости</text:p>
            <text:p text:style-name="P152"/>
            <text:p text:style-name="P153"/>
            <text:p text:style-name="P154">по мере необходимости</text:p>
          </table:table-cell>
          <table:table-cell table:style-name="TableCell155">
            <text:p text:style-name="P156">вытирайте проволоку тряпочкой</text:p>
            <text:p text:style-name="P157"/>
            <text:p text:style-name="P158">очистка тряпочкой, смоченной в спирте или в средстве<text:s/>для очистки стекла</text:p>
            <text:p text:style-name="P159"/>
            <text:p text:style-name="P160">очистка пылесосом или тряпочкой, смоченной в спирте</text:p>
          </table:table-cell>
        </table:table-row>
      </table:table>
      <text:p text:style-name="P161"/>
      <text:p text:style-name="P162"/>
      <text:p text:style-name="P163"/>
      <text:p text:style-name="P164"/>
      <text:p text:style-name="P165">КОМПЛЕКТНОСТЬ</text:p>
      <text:p text:style-name="P166"/>
      <text:p text:style-name="P167"/>
      <text:p text:style-name="P168">МОДЕЛЬ ДЛЯ УСТАНОВКИ НА СТОЛ</text:p>
      <text:p text:style-name="P169"/>
      <text:p text:style-name="P170">Комплект поставки:</text:p>
      <text:p text:style-name="P171"/>
      <text:list text:style-name="LFO1" text:continue-numbering="true">
        <text:list-item>
          <text:p text:style-name="P172">машина;</text:p>
        </text:list-item>
        <text:list-item>
          <text:p text:style-name="P173">руллонодержатель <text:s/>;</text:p>
        </text:list-item>
        <text:list-item>
          <text:p text:style-name="P174">боковой стол для раскрытия плёнки;</text:p>
        </text:list-item>
        <text:list-item>
          <text:p text:style-name="P175"><text:s/>1 запасная спаечная проволока;</text:p>
        </text:list-item>
        <text:list-item>
          <text:p text:style-name="P176">паспорт.</text:p>
        </text:list-item>
      </text:list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3</text:p>
      <text:p text:style-name="P197"/>
      <text:p text:style-name="P198">ТЕХНИКА БЕЗОПАСНОСТИ</text:p>
      <text:p text:style-name="P199"/>
      <text:p text:style-name="P200">Перед началом работ необходимо ознакомиться с нижеследующими указаниями и предписаниями.</text:p>
      <text:p text:style-name="P201">Особое внимание обратите на места, выделенные жирным шрифтом!</text:p>
      <text:p text:style-name="P202"/>
      <text:list text:style-name="LFO2" text:continue-numbering="true">
        <text:list-item>
          <text:p text:style-name="P203">Перед включением прибора убедитесь, что решётка хорошо закреплена, а находящаяся под ней ванна свободна от различного рода предметов.</text:p>
        </text:list-item>
        <text:list-item>
          <text:p text:style-name="P204">Подключайте прибор исключительно к розетке с заземлением, которая оборудована термомагнитной защитой или предохранителем от 15 А.</text:p>
        </text:list-item>
        <text:list-item>
          <text:p text:style-name="P205">Не используйте прибор при влажности воздуха более 55%.</text:p>
        </text:list-item>
        <text:list-item>
          <text:p text:style-name="P206">Если вы обнаружили неисправности, обратитесь в службу помощи клиентам производителя или к дилерам, ни в коем случае не пытайтесь устранять поломки самостоятельно. Изготовитель не несёт ответственности за повреждения аппарата или ранение обслуживающего персонала, если не были выполнены данные предписания.</text:p>
        </text:list-item>
        <text:list-item>
          <text:p text:style-name="P207">Перед выполнением профилактических работ любого рода убедитесь, что главный выключатель прибора стоит на нуле и что вилка вынута из розетки.</text:p>
        </text:list-item>
      </text:list>
      <text:p text:style-name="P208"/>
      <text:soft-page-break/>
      <text:p text:style-name="P209">Хорошо изучите прилагаемое руководство по эксплуатации. Предлагаемые в нём указания и рекомендации были разработаны, чтобы обеспечить безукоризненную работу машины и абсолютно защитить от несчастных случаев.</text:p>
      <text:p text:style-name="P210"/>
      <text:p text:style-name="P211">Соответствующую предписаниям транспортировку машины, которая весит более 15 кг, должны осуществлять по меньшей<text:s/>мере два человека.</text:p>
      <text:p text:style-name="P212"/>
      <text:p text:style-name="P213">Уровень шума на расстоянии 1 метр ― 68 ДБ</text:p>
      <text:p text:style-name="P214"/>
      <text:p text:style-name="P215">Не рекомендуется касаться задней части корпуса машины руками во время её работы или сразу после отключения во избежание ожогов.</text:p>
      <text:p text:style-name="P216"/>
      <text:p text:style-name="P217"/>
      <text:p text:style-name="P218"/>
      <text:p text:style-name="P219"><text:span text:style-name="T220">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Home</dc:creator>
    <meta:creation-date>2013-12-01T16:33:00Z</meta:creation-date>
    <dc:date>2013-12-01T16:38:00Z</dc:date>
    <meta:print-date>2011-10-20T13:14:00Z</meta:print-date>
    <meta:template xlink:href="Normal" xlink:type="simple"/>
    <meta:editing-cycles>7</meta:editing-cycles>
    <meta:editing-duration>PT5040S</meta:editing-duration>
    <meta:user-defined meta:name="Поле 1"/>
    <meta:user-defined meta:name="Поле 2"/>
    <meta:user-defined meta:name="Поле 3"/>
    <meta:user-defined meta:name="Поле 4"/>
    <meta:document-statistic meta:page-count="5" meta:paragraph-count="14" meta:word-count="1109" meta:character-count="7417" meta:row-count="52" meta:non-whitespace-character-count="6322"/>
  </office:meta>
</office:document-meta>
</file>